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1cdf27"/>
    </style:style>
    <style:style style:name="P2" style:family="paragraph" style:parent-style-name="Footer">
      <style:text-properties officeooo:rsid="001cdf27" officeooo:paragraph-rsid="001cdf2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19cac8" officeooo:paragraph-rsid="0019cac8"/>
    </style:style>
    <style:style style:name="P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paragraph-properties fo:break-before="page"/>
      <style:text-properties officeooo:paragraph-rsid="001e30d6"/>
    </style:style>
    <style:style style:name="P10" style:family="paragraph" style:parent-style-name="Heading_20_1">
      <style:text-properties officeooo:paragraph-rsid="0020263d"/>
    </style:style>
    <style:style style:name="P11" style:family="paragraph" style:parent-style-name="Standard">
      <style:paragraph-properties fo:text-align="end" style:justify-single-word="false"/>
      <style:text-properties officeooo:paragraph-rsid="001e30d6"/>
    </style:style>
    <style:style style:name="P12" style:family="paragraph" style:parent-style-name="Standard">
      <style:paragraph-properties fo:text-align="start" style:justify-single-word="false"/>
      <style:text-properties officeooo:rsid="001e30d6" officeooo:paragraph-rsid="001e30d6"/>
    </style:style>
    <style:style style:name="P13" style:family="paragraph" style:parent-style-name="Text_20_body" style:list-style-name="Numbering_20_123"/>
    <style:style style:name="P14" style:family="paragraph" style:parent-style-name="Text_20_body">
      <style:text-properties officeooo:paragraph-rsid="0020263d"/>
    </style:style>
    <style:style style:name="P15" style:family="paragraph" style:parent-style-name="Text_20_body" style:list-style-name="L2">
      <style:text-properties officeooo:paragraph-rsid="0020263d"/>
    </style:style>
    <style:style style:name="P16" style:family="paragraph" style:parent-style-name="Для_20_выделения_20_ключевых_20_пунктов_20_в_20_тексте">
      <style:paragraph-properties fo:break-before="page"/>
    </style:style>
    <style:style style:name="T1" style:family="text">
      <style:text-properties officeooo:rsid="001ab5a0"/>
    </style:style>
    <style:style style:name="T2" style:family="text">
      <style:text-properties officeooo:rsid="001cdf27"/>
    </style:style>
    <style:style style:name="T3" style:family="text">
      <style:text-properties officeooo:rsid="0019cac8"/>
    </style:style>
    <style:style style:name="T4" style:family="text">
      <style:text-properties officeooo:rsid="001e30d6"/>
    </style:style>
    <style:style style:name="T5" style:family="text">
      <style:text-properties officeooo:rsid="001ecec3"/>
    </style:style>
    <style:style style:name="T6" style:family="text">
      <style:text-properties officeooo:rsid="0020263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Национальный исследовательский университет информационных технологий, механики и оптики</text:p>
      <text:p text:style-name="P3">Факультет программной инженерии и компьютерной техники</text:p>
      <text:p text:style-name="P3"/>
      <text:p text:style-name="Standard"/>
      <text:p text:style-name="Standard"/>
      <text:p text:style-name="Standard"/>
      <text:p text:style-name="Standard"/>
      <text:p text:style-name="P3"/>
      <text:p text:style-name="Title">Лабораторная работа №4</text:p>
      <text:p text:style-name="Title">«Регулярные выражения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Работу выполнил:</text:p>
      <text:p text:style-name="P4">Бавыкин Роман <text:span text:style-name="T3">Алексеевич</text:span></text:p>
      <text:p text:style-name="P11"><text:s text:c="2"/>Преподаватель:</text:p>
      <text:p text:style-name="P4">Балакшин Павел Валерьевич</text:p>
      <text:p text:style-name="P4">Группа: Р3110</text:p>
      <text:p text:style-name="P4">Номер в группе: 4</text:p>
      <text:p text:style-name="P4"/>
      <text:p text:style-name="P4"/>
      <text:p text:style-name="P4"/>
      <text:p text:style-name="P4"/>
      <text:p text:style-name="P4"/>
      <text:p text:style-name="Standard"/>
      <text:p text:style-name="Standard"/>
      <text:p text:style-name="Standard"/>
      <text:p text:style-name="P3">Санкт-Петербург</text:p>
      <text:p text:style-name="P3">2020 г.</text:p>
      <text:p text:style-name="P16">Определение варианта задания:</text:p>
      <text:p text:style-name="P5">Язык 1: N = 1 + (Ф*И mod 13) = 1 + (7*5 mod 13) = 10 - Scala</text:p>
      <text:p text:style-name="P5">Язык 2: N = 1 + (И*О mod 13) = 1 + (5*10 mod 13) = 12 - Idris</text:p>
      <text:p text:style-name="Standard">Язык 3: N = 1 + (Ф*О mod 13) = 1 + (7*10 mod 13) = 6 - Swift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Оглавление</text:p>
          </text:index-title>
          <text:p text:style-name="P6"><text:a xlink:type="simple" xlink:href="#__RefHeading___Toc309_1292752245" text:style-name="Index_20_Link" text:visited-style-name="Index_20_Link">1. Scala<text:tab/>4</text:a></text:p>
          <text:p text:style-name="P7"><text:a xlink:type="simple" xlink:href="#__RefHeading___Toc925_1292752245" text:style-name="Index_20_Link" text:visited-style-name="Index_20_Link">1.1. Общая характеристика и история создания<text:tab/>4</text:a></text:p>
          <text:p text:style-name="P6"><text:a xlink:type="simple" xlink:href="#__RefHeading___Toc1076_1292752245" text:style-name="Index_20_Link" text:visited-style-name="Index_20_Link">2. Idris<text:tab/>5</text:a></text:p>
          <text:p text:style-name="P6"><text:a xlink:type="simple" xlink:href="#__RefHeading___Toc1078_1292752245" text:style-name="Index_20_Link" text:visited-style-name="Index_20_Link">3. Swift<text:tab/>5</text:a></text:p>
          <text:p text:style-name="P6"><text:a xlink:type="simple" xlink:href="#__RefHeading___Toc1080_1292752245" text:style-name="Index_20_Link" text:visited-style-name="Index_20_Link">4. Список использованной литературы<text:tab/>5</text:a></text:p>
        </text:index-body>
      </text:table-of-content>
      <text:p text:style-name="P12"/>
      <text:h text:style-name="P9" text:outline-level="1"><text:bookmark-start text:name="__RefHeading___Toc309_1292752245"/><text:span text:style-name="T4">1. Scala</text:span><text:bookmark-end text:name="__RefHeading___Toc309_1292752245"/></text:h>
      <text:h text:style-name="Heading_20_2" text:outline-level="2"><text:bookmark-start text:name="__RefHeading___Toc925_1292752245"/><text:span text:style-name="T5">1.1. Общая характеристика и история создания,</text:span><text:bookmark-end text:name="__RefHeading___Toc925_1292752245"/></text:h>
      <text:p text:style-name="Text_20_body">«Язык был создан в 2001—2004 годах в Лаборатории методов программирования EPFL. Он стал результатом исследований, направленных на разработку улучшенной языковой поддержки компонентного программного обеспечения. За основу при разработке языка были взяты две идеи:</text:p>
      <text:list xml:id="list3924382426" text:style-name="Numbering_20_123">
        <text:list-item>
          <text:p text:style-name="P13">Язык программирования компонентного ПО должен быть масштабируемым в том смысле, что должна быть возможность с помощью одних и тех же концепций описать как маленькие, так и большие части. Поэтому внимание было сконцентрировано на механизмах абстракции, композиции и декомпозиции вместо введения большого количества примитивов, которые могут быть полезными только на каком-то одном уровне масштабирования.</text:p>
        </text:list-item>
        <text:list-item>
          <text:p text:style-name="P13">Масштабируемая поддержка компонентов может быть предоставлена языком программирования, унифицирующим и обобщающим объектно-ориентированное и функциональное программирование. Некоторые из основных технических новшеств Scala — это концепции, представляющие собой сплав этих парадигм программирования. В статически типизированных языках, к которым относится Scala, эти парадигмы до сих пор были почти полностью разделены.</text:p>
        </text:list-item>
      </text:list>
      <text:p text:style-name="P14">Язык был выпущен для общего пользования на платформе JVM в январе 2004 года и на платформе .NET в июне 2004 года, в 2016 году создан LLVM-компилятор (Scala Native).» </text:p>
      <text:h text:style-name="Heading_20_1" text:outline-level="1"><text:bookmark-start text:name="__RefHeading___Toc1076_1292752245"/><text:soft-page-break/>2. Idris<text:bookmark-end text:name="__RefHeading___Toc1076_1292752245"/></text:h>
      <text:h text:style-name="P10" text:outline-level="1"><text:bookmark-start text:name="__RefHeading___Toc1078_1292752245"/>3. Swift<text:bookmark-end text:name="__RefHeading___Toc1078_1292752245"/></text:h>
      <text:h text:style-name="P10" text:outline-level="1"><text:bookmark-start text:name="__RefHeading___Toc1080_1292752245"/>4. Список использованной литературы<text:bookmark-end text:name="__RefHeading___Toc1080_1292752245"/></text:h>
      <text:list xml:id="list1765381301" text:style-name="L2">
        <text:list-item>
          <text:p text:style-name="P15">Wikipedia</text:p>
        </text:list-item>
        <text:list-item>
          <text:p text:style-name="P15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font-size="14pt" officeooo:rsid="0019cac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Для_20_выделения_20_ключевых_20_пунктов_20_в_20_тексте" style:display-name="Для выделения ключевых пунктов в тексте" style:family="paragraph" style:parent-style-name="Standard" style:master-page-name="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cdf27"/>
    </style:style>
    <style:style style:name="MP2" style:family="paragraph" style:parent-style-name="Footer">
      <style:text-properties officeooo:rsid="001cdf27" officeooo:paragraph-rsid="001cdf27"/>
    </style:style>
    <style:style style:name="MT1" style:family="text">
      <style:text-properties officeooo:rsid="001ab5a0"/>
    </style:style>
    <style:style style:name="MT2" style:family="text">
      <style:text-properties officeooo:rsid="001cdf27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Header_20_right"><text:span text:style-name="MT1"><text:author-name text:fixed="false"/></text:span><text:span text:style-name="MT1"><text:author-name text:fixed="false"/></text:span><text:span text:style-name="MT1"><text:author-initials text:fixed="false"/></text:span><text:span text:style-name="MT1">Бавыкин Роман Алексеевич P3110 </text:span><text:page-number text:select-page="current">5</text:page-number></text:p>
      </style:header>
      <style:footer>
        <text:p text:style-name="MP1"><text:date style:data-style-name="N37" text:date-value="2020-11-13T13:10:07.009438681">13.11.20</text:date><text:s/><text:time style:data-style-name="N41" text:time-value="2020-11-13T13:10:07.009522290">12:39:00</text:time><text:s/>- <text:span text:style-name="MT2">Дата и время последнего открытия</text:span></text:p>
        <text:p text:style-name="MP2"><text:file-name text:display="full">/home/temp/ITMO/Informatics/Labs/Lab5.odt</text:file-name><text:s/>- Путь/Имя файла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3T11:19:46.191255480</meta:creation-date>
    <dc:date>2020-11-13T13:10:06.934207332</dc:date>
    <meta:editing-duration>PT25M58S</meta:editing-duration>
    <meta:editing-cycles>4</meta:editing-cycles>
    <meta:generator>LibreOffice/7.0.3.1$Linux_X86_64 LibreOffice_project/00$Build-1</meta:generator>
    <meta:document-statistic meta:table-count="0" meta:image-count="0" meta:object-count="0" meta:page-count="5" meta:paragraph-count="36" meta:word-count="318" meta:character-count="2163" meta:non-whitespace-character-count="1881"/>
  </office:meta>
</office:document-meta>
</file>